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5">
      <style:text-properties fo:font-size="10pt" officeooo:paragraph-rsid="00100bfb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2pt" fo:font-weight="bold" officeooo:rsid="000db6fb" officeooo:paragraph-rsid="000db6f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style:text-underline-style="none" fo:font-weight="bold" officeooo:rsid="00150808" officeooo:paragraph-rsid="0015080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Helvetica" fo:font-size="10pt" officeooo:rsid="000db6fb" officeooo:paragraph-rsid="000db6fb" style:font-size-asian="10pt" style:font-size-complex="10pt"/>
    </style:style>
    <style:style style:name="P5" style:family="paragraph" style:parent-style-name="Standard" style:list-style-name="L2">
      <style:text-properties style:font-name="Helvetica" fo:font-size="10pt" officeooo:rsid="000db6fb" officeooo:paragraph-rsid="00100bfb" style:font-size-asian="10pt" style:font-size-complex="10pt"/>
    </style:style>
    <style:style style:name="P6" style:family="paragraph" style:parent-style-name="Standard" style:list-style-name="L1">
      <style:text-properties style:font-name="Helvetica" fo:font-size="10pt" officeooo:rsid="000db6fb" officeooo:paragraph-rsid="00277f96" style:font-size-asian="10pt" style:font-size-complex="10pt"/>
    </style:style>
    <style:style style:name="P7" style:family="paragraph" style:parent-style-name="Standard" style:list-style-name="L1">
      <style:text-properties style:font-name="Helvetica" fo:font-size="10pt" officeooo:rsid="000db6fb" officeooo:paragraph-rsid="001e1416" style:font-size-asian="10pt" style:font-size-complex="10pt"/>
    </style:style>
    <style:style style:name="P8" style:family="paragraph" style:parent-style-name="Standard" style:list-style-name="L1">
      <style:text-properties style:font-name="Helvetica" fo:font-size="10pt" officeooo:rsid="000db6fb" officeooo:paragraph-rsid="000f1897" style:font-size-asian="10pt" style:font-size-complex="10pt"/>
    </style:style>
    <style:style style:name="P9" style:family="paragraph" style:parent-style-name="Standard" style:list-style-name="L4">
      <style:text-properties style:font-name="Helvetica" fo:font-size="10pt" officeooo:rsid="000db6fb" officeooo:paragraph-rsid="00100bfb" style:font-size-asian="10pt" style:font-size-complex="10pt"/>
    </style:style>
    <style:style style:name="P10" style:family="paragraph" style:parent-style-name="Standard" style:list-style-name="L6">
      <style:text-properties style:font-name="Helvetica" fo:font-size="10pt" officeooo:rsid="000db6fb" officeooo:paragraph-rsid="00100bfb" style:font-size-asian="10pt" style:font-size-complex="10pt"/>
    </style:style>
    <style:style style:name="P11" style:family="paragraph" style:parent-style-name="Standard" style:list-style-name="L23">
      <style:text-properties style:font-name="Helvetica" fo:font-size="10pt" officeooo:rsid="000db6fb" officeooo:paragraph-rsid="00277f96" style:font-size-asian="10pt" style:font-size-complex="10pt"/>
    </style:style>
    <style:style style:name="P12" style:family="paragraph" style:parent-style-name="Standard" style:list-style-name="L9">
      <style:text-properties style:font-name="Helvetica" fo:font-size="10pt" officeooo:rsid="000db6fb" officeooo:paragraph-rsid="00100bfb" style:font-size-asian="10pt" style:font-size-complex="10pt"/>
    </style:style>
    <style:style style:name="P13" style:family="paragraph" style:parent-style-name="Standard" style:list-style-name="L1">
      <style:text-properties style:font-name="Helvetica" fo:font-size="10pt" officeooo:rsid="00100bfb" officeooo:paragraph-rsid="00100bfb" style:font-size-asian="10pt" style:font-size-complex="10pt"/>
    </style:style>
    <style:style style:name="P14" style:family="paragraph" style:parent-style-name="Standard" style:list-style-name="L10">
      <style:text-properties style:font-name="Helvetica" fo:font-size="10pt" officeooo:rsid="00100bfb" officeooo:paragraph-rsid="00100bfb" style:font-size-asian="10pt" style:font-size-complex="10pt"/>
    </style:style>
    <style:style style:name="P15" style:family="paragraph" style:parent-style-name="Standard" style:list-style-name="L14">
      <style:text-properties style:font-name="Helvetica" fo:font-size="10pt" officeooo:rsid="00100bfb" officeooo:paragraph-rsid="00100bfb" style:font-size-asian="10pt" style:font-size-complex="10pt"/>
    </style:style>
    <style:style style:name="P16" style:family="paragraph" style:parent-style-name="Standard" style:list-style-name="L15">
      <style:text-properties style:font-name="Helvetica" fo:font-size="10pt" officeooo:rsid="00100bfb" officeooo:paragraph-rsid="00100bfb" style:font-size-asian="10pt" style:font-size-complex="10pt"/>
    </style:style>
    <style:style style:name="P17" style:family="paragraph" style:parent-style-name="Standard" style:list-style-name="L2">
      <style:text-properties style:font-name="Helvetica" fo:font-size="10pt" officeooo:paragraph-rsid="00100bfb" style:font-size-asian="10pt" style:font-size-complex="10pt"/>
    </style:style>
    <style:style style:name="P18" style:family="paragraph" style:parent-style-name="Standard" style:list-style-name="L3">
      <style:text-properties style:font-name="Helvetica" fo:font-size="10pt" officeooo:paragraph-rsid="00100bfb" style:font-size-asian="10pt" style:font-size-complex="10pt"/>
    </style:style>
    <style:style style:name="P19" style:family="paragraph" style:parent-style-name="Standard" style:list-style-name="L4">
      <style:text-properties style:font-name="Helvetica" fo:font-size="10pt" officeooo:paragraph-rsid="00100c9a" style:font-size-asian="10pt" style:font-size-complex="10pt"/>
    </style:style>
    <style:style style:name="P20" style:family="paragraph" style:parent-style-name="Standard" style:list-style-name="L4">
      <style:text-properties style:font-name="Helvetica" fo:font-size="10pt" officeooo:paragraph-rsid="00100bfb" style:font-size-asian="10pt" style:font-size-complex="10pt"/>
    </style:style>
    <style:style style:name="P21" style:family="paragraph" style:parent-style-name="Standard" style:list-style-name="L1">
      <style:text-properties style:font-name="Helvetica" fo:font-size="10pt" officeooo:paragraph-rsid="00100bfb" style:font-size-asian="10pt" style:font-size-complex="10pt"/>
    </style:style>
    <style:style style:name="P22" style:family="paragraph" style:parent-style-name="Standard" style:list-style-name="L1">
      <style:text-properties style:font-name="Helvetica" fo:font-size="10pt" officeooo:rsid="00277f96" officeooo:paragraph-rsid="00277f96" style:font-size-asian="10pt" style:font-size-complex="10pt"/>
    </style:style>
    <style:style style:name="P23" style:family="paragraph" style:parent-style-name="Standard" style:list-style-name="L23">
      <style:text-properties style:font-name="Helvetica" fo:font-size="10pt" officeooo:paragraph-rsid="00277f96" style:font-size-asian="10pt" style:font-size-complex="10pt"/>
    </style:style>
    <style:style style:name="P24" style:family="paragraph" style:parent-style-name="Standard" style:list-style-name="L9">
      <style:text-properties style:font-name="Helvetica" fo:font-size="10pt" officeooo:rsid="000f1897" officeooo:paragraph-rsid="00100bfb" style:font-size-asian="10pt" style:font-size-complex="10pt"/>
    </style:style>
    <style:style style:name="P25" style:family="paragraph" style:parent-style-name="Standard">
      <style:text-properties style:font-name="Helvetica" fo:font-size="10pt" officeooo:rsid="000f1897" officeooo:paragraph-rsid="000f1897" style:font-size-asian="10pt" style:font-size-complex="10pt"/>
    </style:style>
    <style:style style:name="P26" style:family="paragraph" style:parent-style-name="Standard" style:list-style-name="L11">
      <style:text-properties style:font-name="Helvetica" fo:font-size="10pt" officeooo:rsid="000f1897" officeooo:paragraph-rsid="00100bfb" style:font-size-asian="10pt" style:font-size-complex="10pt"/>
    </style:style>
    <style:style style:name="P27" style:family="paragraph" style:parent-style-name="Standard" style:list-style-name="L12">
      <style:text-properties style:font-name="Helvetica" fo:font-size="10pt" officeooo:rsid="000f1897" officeooo:paragraph-rsid="0023ea98" style:font-size-asian="10pt" style:font-size-complex="10pt"/>
    </style:style>
    <style:style style:name="P28" style:family="paragraph" style:parent-style-name="Standard" style:list-style-name="L21">
      <style:text-properties style:font-name="Helvetica" fo:font-size="10pt" officeooo:rsid="000f1897" officeooo:paragraph-rsid="0024944d" style:font-size-asian="10pt" style:font-size-complex="10pt"/>
    </style:style>
    <style:style style:name="P29" style:family="paragraph" style:parent-style-name="Standard" style:list-style-name="L10">
      <style:text-properties style:font-name="Helvetica" fo:font-size="10pt" officeooo:rsid="000f1897" officeooo:paragraph-rsid="00100bfb" style:font-size-asian="10pt" style:font-size-complex="10pt"/>
    </style:style>
    <style:style style:name="P30" style:family="paragraph" style:parent-style-name="Standard" style:list-style-name="L10">
      <style:text-properties style:font-name="Helvetica" fo:font-size="10pt" officeooo:rsid="000f1897" officeooo:paragraph-rsid="00100c9a" style:font-size-asian="10pt" style:font-size-complex="10pt"/>
    </style:style>
    <style:style style:name="P31" style:family="paragraph" style:parent-style-name="Standard" style:list-style-name="L13">
      <style:text-properties style:font-name="Helvetica" fo:font-size="10pt" officeooo:rsid="000f1897" officeooo:paragraph-rsid="0017b4a7" style:font-size-asian="10pt" style:font-size-complex="10pt"/>
    </style:style>
    <style:style style:name="P32" style:family="paragraph" style:parent-style-name="Standard" style:list-style-name="L16">
      <style:text-properties style:font-name="Helvetica" fo:font-size="10pt" officeooo:rsid="000f1897" officeooo:paragraph-rsid="00100c9a" style:font-size-asian="10pt" style:font-size-complex="10pt"/>
    </style:style>
    <style:style style:name="P33" style:family="paragraph" style:parent-style-name="Standard" style:list-style-name="L11">
      <style:text-properties style:font-name="Helvetica" fo:font-size="10pt" officeooo:paragraph-rsid="00100bfb" style:font-size-asian="10pt" style:font-size-complex="10pt"/>
    </style:style>
    <style:style style:name="P34" style:family="paragraph" style:parent-style-name="Standard" style:list-style-name="L10">
      <style:text-properties style:font-name="Helvetica" fo:font-size="10pt" officeooo:rsid="0023ea98" officeooo:paragraph-rsid="0023ea98" style:font-size-asian="10pt" style:font-size-complex="10pt"/>
    </style:style>
    <style:style style:name="P35" style:family="paragraph" style:parent-style-name="Standard" style:list-style-name="L12">
      <style:text-properties style:font-name="Helvetica" fo:font-size="10pt" officeooo:rsid="0023ea98" officeooo:paragraph-rsid="0023ea98" style:font-size-asian="10pt" style:font-size-complex="10pt"/>
    </style:style>
    <style:style style:name="P36" style:family="paragraph" style:parent-style-name="Standard" style:list-style-name="L21">
      <style:text-properties style:font-name="Helvetica" fo:font-size="10pt" officeooo:rsid="0023ea98" officeooo:paragraph-rsid="0024944d" style:font-size-asian="10pt" style:font-size-complex="10pt"/>
    </style:style>
    <style:style style:name="P37" style:family="paragraph" style:parent-style-name="Standard" style:list-style-name="L10">
      <style:text-properties style:font-name="Helvetica" fo:font-size="10pt" officeooo:rsid="0024944d" officeooo:paragraph-rsid="0024944d" style:font-size-asian="10pt" style:font-size-complex="10pt"/>
    </style:style>
    <style:style style:name="P38" style:family="paragraph" style:parent-style-name="Standard" style:list-style-name="L13">
      <style:text-properties style:font-name="Helvetica" fo:font-size="10pt" officeooo:paragraph-rsid="0017b4a7" style:font-size-asian="10pt" style:font-size-complex="10pt"/>
    </style:style>
    <style:style style:name="P39" style:family="paragraph" style:parent-style-name="Standard" style:list-style-name="L13">
      <style:text-properties style:font-name="Helvetica" fo:font-size="10pt" officeooo:paragraph-rsid="00100c9a" style:font-size-asian="10pt" style:font-size-complex="10pt"/>
    </style:style>
    <style:style style:name="P40" style:family="paragraph" style:parent-style-name="Standard" style:list-style-name="L15">
      <style:text-properties style:font-name="Helvetica" fo:font-size="10pt" officeooo:rsid="0024e8ad" officeooo:paragraph-rsid="0024e8ad" style:font-size-asian="10pt" style:font-size-complex="10pt"/>
    </style:style>
    <style:style style:name="P41" style:family="paragraph" style:parent-style-name="Standard" style:list-style-name="L18">
      <style:text-properties style:font-name="Helvetica" fo:font-size="10pt" officeooo:rsid="001bf69b" officeooo:paragraph-rsid="001bf69b" style:font-size-asian="10pt" style:font-size-complex="10pt"/>
    </style:style>
    <style:style style:name="P42" style:family="paragraph" style:parent-style-name="Standard" style:list-style-name="L19">
      <style:text-properties style:font-name="Helvetica" fo:font-size="10pt" officeooo:rsid="00150808" officeooo:paragraph-rsid="001c6aa0" style:font-size-asian="10pt" style:font-size-complex="10pt"/>
    </style:style>
    <style:style style:name="P43" style:family="paragraph" style:parent-style-name="Standard" style:list-style-name="L19">
      <style:text-properties style:font-name="Helvetica" fo:font-size="10pt" officeooo:rsid="001fbc90" officeooo:paragraph-rsid="001fbc90" style:font-size-asian="10pt" style:font-size-complex="10pt"/>
    </style:style>
    <style:style style:name="P44" style:family="paragraph" style:parent-style-name="Standard" style:list-style-name="L20">
      <style:text-properties style:font-name="Helvetica" fo:font-size="10pt" officeooo:rsid="001c6aa0" officeooo:paragraph-rsid="001c6aa0" style:font-size-asian="10pt" style:font-size-complex="10pt"/>
    </style:style>
    <style:style style:name="P45" style:family="paragraph" style:parent-style-name="Standard">
      <style:text-properties style:font-name="Helvetica" fo:font-size="10pt" officeooo:rsid="001c6aa0" officeooo:paragraph-rsid="001c6aa0" style:font-size-asian="10pt" style:font-size-complex="10pt"/>
    </style:style>
    <style:style style:name="P46" style:family="paragraph" style:parent-style-name="Standard" style:list-style-name="L20">
      <style:text-properties style:font-name="Helvetica" fo:font-size="10pt" officeooo:rsid="001dd51b" officeooo:paragraph-rsid="001dd51b" style:font-size-asian="10pt" style:font-size-complex="10pt"/>
    </style:style>
    <style:style style:name="P47" style:family="paragraph" style:parent-style-name="Standard" style:list-style-name="L6">
      <style:text-properties style:font-name="Helvetica" fo:font-size="10pt" officeooo:rsid="002a663a" officeooo:paragraph-rsid="002a663a" style:font-size-asian="10pt" style:font-size-complex="10pt"/>
    </style:style>
    <style:style style:name="P48" style:family="paragraph" style:parent-style-name="Standard">
      <style:text-properties style:font-name="Helvetica" fo:font-size="10pt" style:text-underline-style="solid" style:text-underline-width="auto" style:text-underline-color="font-color" fo:font-weight="bold" officeooo:rsid="000db6fb" officeooo:paragraph-rsid="000db6fb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Helvetica" fo:font-size="10pt" style:text-underline-style="solid" style:text-underline-width="auto" style:text-underline-color="font-color" fo:font-weight="bold" officeooo:rsid="0018546d" officeooo:paragraph-rsid="0018546d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Helvetica" fo:font-size="10pt" fo:font-weight="bold" officeooo:rsid="001c6aa0" officeooo:paragraph-rsid="001c6aa0" style:font-size-asian="10pt" style:font-weight-asian="bold" style:font-size-complex="10pt" style:font-weight-complex="bold"/>
    </style:style>
    <style:style style:name="P51" style:family="paragraph" style:parent-style-name="Standard" style:list-style-name="L22">
      <style:text-properties style:font-name="Helvetica" officeooo:paragraph-rsid="00277f96"/>
    </style:style>
    <style:style style:name="P52" style:family="paragraph" style:parent-style-name="Standard" style:list-style-name="L7">
      <style:text-properties style:font-name="Helvetica" officeooo:paragraph-rsid="001e1416"/>
    </style:style>
    <style:style style:name="P53" style:family="paragraph" style:parent-style-name="Standard" style:list-style-name="L7">
      <style:text-properties style:font-name="Helvetica" officeooo:paragraph-rsid="00277f96"/>
    </style:style>
    <style:style style:name="P54" style:family="paragraph" style:parent-style-name="Standard" style:list-style-name="L20">
      <style:text-properties style:font-name="Helvetica" officeooo:rsid="001dd51b" officeooo:paragraph-rsid="001dd51b"/>
    </style:style>
    <style:style style:name="P55" style:family="paragraph" style:parent-style-name="Standard" style:list-style-name="L24">
      <style:text-properties officeooo:paragraph-rsid="002c3782"/>
    </style:style>
    <style:style style:name="T1" style:family="text">
      <style:text-properties officeooo:rsid="000db6fb"/>
    </style:style>
    <style:style style:name="T2" style:family="text">
      <style:text-properties officeooo:rsid="00100bfb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0db6fb"/>
    </style:style>
    <style:style style:name="T5" style:family="text">
      <style:text-properties style:font-name="Times New Roman" officeooo:rsid="00100bfb"/>
    </style:style>
    <style:style style:name="T6" style:family="text">
      <style:text-properties style:font-name="Times New Roman" officeooo:rsid="000f1897"/>
    </style:style>
    <style:style style:name="T7" style:family="text">
      <style:text-properties style:font-name="Times New Roman" officeooo:rsid="00100c9a"/>
    </style:style>
    <style:style style:name="T8" style:family="text">
      <style:text-properties style:font-name="Times New Roman" officeooo:rsid="00110c51"/>
    </style:style>
    <style:style style:name="T9" style:family="text">
      <style:text-properties style:font-name="Times New Roman" officeooo:rsid="001612e5"/>
    </style:style>
    <style:style style:name="T10" style:family="text">
      <style:text-properties style:font-name="Times New Roman" officeooo:rsid="0016c282"/>
    </style:style>
    <style:style style:name="T11" style:family="text">
      <style:text-properties style:font-name="Times New Roman" officeooo:rsid="0017b4a7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officeooo:rsid="001c6aa0" style:font-size-asian="10pt" style:font-size-complex="10pt"/>
    </style:style>
    <style:style style:name="T14" style:family="text">
      <style:text-properties style:font-name="Times New Roman" fo:font-size="10pt" officeooo:rsid="000db6fb" style:font-size-asian="10pt" style:font-size-complex="10pt"/>
    </style:style>
    <style:style style:name="T15" style:family="text">
      <style:text-properties style:font-name="Times New Roman" fo:font-size="10pt" officeooo:rsid="001e1416" style:font-size-asian="10pt" style:font-size-complex="10pt"/>
    </style:style>
    <style:style style:name="T16" style:family="text">
      <style:text-properties style:font-name="Times New Roman" fo:font-size="10pt" officeooo:rsid="00100bfb" style:font-size-asian="10pt" style:font-size-complex="10pt"/>
    </style:style>
    <style:style style:name="T17" style:family="text">
      <style:text-properties style:font-name="Times New Roman" fo:font-size="10pt" officeooo:rsid="001dd51b" style:font-size-asian="10pt" style:font-size-complex="10pt"/>
    </style:style>
    <style:style style:name="T18" style:family="text">
      <style:text-properties style:font-name="Times New Roman" fo:font-size="10pt" officeooo:rsid="00277f96" style:font-size-asian="10pt" style:font-size-complex="10pt"/>
    </style:style>
    <style:style style:name="T19" style:family="text">
      <style:text-properties style:font-name="Times New Roman" officeooo:rsid="001c6aa0"/>
    </style:style>
    <style:style style:name="T20" style:family="text">
      <style:text-properties officeooo:rsid="00100c9a"/>
    </style:style>
    <style:style style:name="T21" style:family="text">
      <style:text-properties officeooo:rsid="00110c51"/>
    </style:style>
    <style:style style:name="T22" style:family="text">
      <style:text-properties officeooo:rsid="001c6aa0"/>
    </style:style>
    <style:style style:name="T23" style:family="text">
      <style:text-properties officeooo:rsid="001ca4ac"/>
    </style:style>
    <style:style style:name="T24" style:family="text">
      <style:text-properties officeooo:rsid="001fbc90"/>
    </style:style>
    <style:style style:name="T25" style:family="text">
      <style:text-properties officeooo:rsid="0023ea98"/>
    </style:style>
    <style:style style:name="T26" style:family="text">
      <style:text-properties officeooo:rsid="0024944d"/>
    </style:style>
    <style:style style:name="T27" style:family="text">
      <style:text-properties officeooo:rsid="00267ba4"/>
    </style:style>
    <style:style style:name="T28" style:family="text">
      <style:text-properties officeooo:rsid="00277f96"/>
    </style:style>
    <style:style style:name="T29" style:family="text">
      <style:text-properties officeooo:rsid="000f1897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277f96" style:font-size-asian="10pt" style:font-size-complex="10pt"/>
    </style:style>
    <style:style style:name="T32" style:family="text">
      <style:text-properties fo:font-size="10pt" officeooo:rsid="000db6fb" style:font-size-asian="10pt" style:font-size-complex="10pt"/>
    </style:style>
    <style:style style:name="T33" style:family="text">
      <style:text-properties fo:font-size="10pt" officeooo:rsid="001e1416" style:font-size-asian="10pt" style:font-size-complex="10pt"/>
    </style:style>
    <style:style style:name="T34" style:family="text">
      <style:text-properties fo:font-size="10pt" officeooo:rsid="00100bfb" style:font-size-asian="10pt" style:font-size-complex="10pt"/>
    </style:style>
    <style:style style:name="T35" style:family="text">
      <style:text-properties fo:font-size="10pt" officeooo:rsid="001dd51b" style:font-size-asian="10pt" style:font-size-complex="10pt"/>
    </style:style>
    <style:style style:name="T36" style:family="text">
      <style:text-properties fo:font-size="10pt" officeooo:rsid="001c6aa0" style:font-size-asian="10pt" style:font-size-complex="10pt"/>
    </style:style>
    <style:style style:name="T37" style:family="text">
      <style:text-properties fo:font-size="10pt" officeooo:rsid="002e2ef2" style:font-size-asian="10pt" style:font-size-complex="10pt"/>
    </style:style>
    <style:style style:name="T38" style:family="text">
      <style:text-properties officeooo:rsid="001612e5"/>
    </style:style>
    <style:style style:name="T39" style:family="text">
      <style:text-properties officeooo:rsid="0017b4a7"/>
    </style:style>
    <style:style style:name="T40" style:family="text">
      <style:text-properties officeooo:rsid="0016c282"/>
    </style:style>
    <style:style style:name="T41" style:family="text">
      <style:text-properties officeooo:rsid="002ade3f"/>
    </style:style>
    <style:style style:name="T42" style:family="text">
      <style:text-properties officeooo:rsid="002c3782"/>
    </style:style>
    <style:style style:name="T43" style:family="text">
      <style:text-properties style:font-name="Helvetica" fo:font-size="10pt" officeooo:rsid="00100c9a" style:font-size-asian="10pt" style:font-size-complex="10pt"/>
    </style:style>
    <style:style style:name="T44" style:family="text">
      <style:text-properties style:font-name="Helvetica" fo:font-size="10pt" officeooo:rsid="00100bfb" style:font-size-asian="10pt" style:font-size-complex="10pt"/>
    </style:style>
    <style:style style:name="T45" style:family="text">
      <style:text-properties style:font-name="Helvetica" fo:font-size="10pt" officeooo:rsid="002c3782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w Lesson Plan for Computational Physics – <text:span text:style-name="T2">12 week period</text:span></text:p>
      <text:p text:style-name="P4"/>
      <text:p text:style-name="P48">Part 1: Theory Classes (1 hour each, <text:span text:style-name="T2">2 classes per week</text:span>)</text:p>
      <text:p text:style-name="P4"/>
      <text:list xml:id="list4077199465" text:style-name="L1">
        <text:list-item>
          <text:p text:style-name="P13">Introduction:</text:p>
        </text:list-item>
      </text:list>
      <text:list xml:id="list1057351986" text:style-name="L2">
        <text:list-item>
          <text:list>
            <text:list-item>
              <text:p text:style-name="P5">The Python Interpreter,</text:p>
            </text:list-item>
            <text:list-item>
              <text:p text:style-name="P17"><text:span text:style-name="T1">Python console, </text:span><text:span text:style-name="T42">Anaconda python, Jupyter notebook interface</text:span></text:p>
            </text:list-item>
            <text:list-item>
              <text:p text:style-name="P17"><text:span text:style-name="T20">Hello world program. </text:span><text:span text:style-name="T42">Mention of string literals</text:span></text:p>
            </text:list-item>
          </text:list>
        </text:list-item>
      </text:list>
      <text:list xml:id="list103609890728008" text:continue-list="list4077199465" text:style-name="L1">
        <text:list-item>
          <text:p text:style-name="P21"><text:span text:style-name="T2">Expression</text:span><text:span text:style-name="T20">s</text:span><text:span text:style-name="T2"> and Data:</text:span><text:span text:style-name="T1"> </text:span></text:p>
        </text:list-item>
      </text:list>
      <text:list xml:id="list466167986" text:style-name="L24">
        <text:list-item>
          <text:list>
            <text:list-item>
              <text:p text:style-name="P55"><text:span text:style-name="T43">C</text:span><text:span text:style-name="T44">onstant </text:span><text:span text:style-name="T43">literals</text:span><text:span text:style-name="T44"> </text:span><text:span text:style-name="T43">and</text:span><text:span text:style-name="T44"> variables : </text:span><text:span text:style-name="T45">ints, floats and strings</text:span><text:span text:style-name="T44">. </text:span></text:p>
            </text:list-item>
          </text:list>
        </text:list-item>
      </text:list>
      <text:list xml:id="list3055253263" text:style-name="L3">
        <text:list-item>
          <text:list>
            <text:list-item>
              <text:p text:style-name="P18"><text:span text:style-name="T2">D</text:span><text:span text:style-name="T1">ynamical typing</text:span></text:p>
            </text:list-item>
            <text:list-item>
              <text:p text:style-name="P18"><text:span text:style-name="T2">O</text:span><text:span text:style-name="T1">perators and expressions </text:span></text:p>
            </text:list-item>
          </text:list>
        </text:list-item>
      </text:list>
      <text:list xml:id="list103608792648595" text:continue-list="list103609890728008" text:style-name="L1">
        <text:list-item>
          <text:p text:style-name="P13">Functions and Modules:</text:p>
        </text:list-item>
      </text:list>
      <text:list xml:id="list434429803" text:style-name="L4">
        <text:list-item>
          <text:list>
            <text:list-item>
              <text:p text:style-name="P19"><text:span text:style-name="T2">I</text:span><text:span text:style-name="T29">ndentation in </text:span><text:span text:style-name="T2">P</text:span><text:span text:style-name="T29">ython</text:span></text:p>
            </text:list-item>
            <text:list-item>
              <text:p text:style-name="P9">User defined functions; </text:p>
            </text:list-item>
            <text:list-item>
              <text:p text:style-name="P20"><text:span text:style-name="T2">I</text:span><text:span text:style-name="T29">mport of external modules (math module as example)</text:span></text:p>
            </text:list-item>
          </text:list>
        </text:list-item>
      </text:list>
      <text:list xml:id="list103609032590030" text:continue-list="list103608792648595" text:style-name="L1">
        <text:list-item>
          <text:p text:style-name="P21"><text:span text:style-name="T28">D</text:span>ecision control: </text:p>
        </text:list-item>
      </text:list>
      <text:list xml:id="list4265094697" text:style-name="L6">
        <text:list-item>
          <text:list>
            <text:list-item>
              <text:p text:style-name="P10">if-then-else, </text:p>
            </text:list-item>
            <text:list-item>
              <text:p text:style-name="P47">try-except, <text:span text:style-name="T41">assert</text:span></text:p>
            </text:list-item>
          </text:list>
        </text:list-item>
      </text:list>
      <text:list xml:id="list103609808933636" text:continue-list="list103609032590030" text:style-name="L1">
        <text:list-item>
          <text:p text:style-name="P22">Loops in Python:</text:p>
        </text:list-item>
      </text:list>
      <text:list xml:id="list1748532850" text:style-name="L22">
        <text:list-item>
          <text:list>
            <text:list-item>
              <text:p text:style-name="P51"><text:span text:style-name="T31">while, for</text:span></text:p>
            </text:list-item>
          </text:list>
        </text:list-item>
      </text:list>
      <text:list xml:id="list103608754617838" text:continue-list="list103609808933636" text:style-name="L1">
        <text:list-item>
          <text:p text:style-name="P6">Python objects: </text:p>
        </text:list-item>
      </text:list>
      <text:list xml:id="list1480803161" text:style-name="L23">
        <text:list-item>
          <text:list>
            <text:list-item>
              <text:p text:style-name="P23">string, <text:span text:style-name="T1">list, </text:span>tuple, </text:p>
            </text:list-item>
            <text:list-item>
              <text:p text:style-name="P11">set, dictionary;</text:p>
            </text:list-item>
          </text:list>
        </text:list-item>
      </text:list>
      <text:list xml:id="list103610781308282" text:continue-list="list103608754617838" text:style-name="L1">
        <text:list-item>
          <text:p text:style-name="P7">Introduction to NumPy:</text:p>
        </text:list-item>
      </text:list>
      <text:list xml:id="list4226302592" text:style-name="L7">
        <text:list-item>
          <text:list>
            <text:list-item>
              <text:p text:style-name="P52"><text:span text:style-name="T32">Array creation and </text:span><text:span text:style-name="T33">basic operations</text:span></text:p>
            </text:list-item>
            <text:list-item>
              <text:p text:style-name="P53"><text:span text:style-name="T32">A</text:span><text:span text:style-name="T33">rray slicing and reshaping, concatenating and stacking</text:span></text:p>
            </text:list-item>
            <text:list-item>
              <text:p text:style-name="P53"><text:span text:style-name="T34">B</text:span><text:span text:style-name="T35">asic BLAS operations with ‘@’</text:span></text:p>
            </text:list-item>
            <text:list-item>
              <text:p text:style-name="P53"><text:span text:style-name="T34">Linear systems of Equations </text:span><text:span text:style-name="T37">with solve()</text:span></text:p>
            </text:list-item>
            <text:list-item>
              <text:p text:style-name="P53"><text:span text:style-name="T34">Matrix diagonalization </text:span><text:span text:style-name="T37">with eigvals()</text:span></text:p>
            </text:list-item>
          </text:list>
        </text:list-item>
      </text:list>
      <text:list xml:id="list103609468744259" text:continue-list="list103610781308282" text:style-name="L1">
        <text:list-item>
          <text:p text:style-name="P13">Scipy and matplotlib:</text:p>
        </text:list-item>
      </text:list>
      <text:list xml:id="list5919837" text:style-name="L9">
        <text:list-item>
          <text:list>
            <text:list-item>
              <text:p text:style-name="P12">Introduction to Matplotlib for data plotting. </text:p>
            </text:list-item>
            <text:list-item>
              <text:p text:style-name="P24">Introduction to scientific python</text:p>
            </text:list-item>
          </text:list>
        </text:list-item>
      </text:list>
      <text:list xml:id="list103609106350170" text:continue-list="list103609468744259" text:style-name="L1">
        <text:list-header>
          <text:p text:style-name="P8"/>
        </text:list-header>
      </text:list>
      <text:p text:style-name="P49">Part 2: Computer Lab: 1 hour weekly sessions divided into 2+2 batches</text:p>
      <text:p text:style-name="P25"/>
      <text:list xml:id="list1272266689" text:style-name="L10">
        <text:list-item>
          <text:p text:style-name="P14">Basic programming:</text:p>
        </text:list-item>
      </text:list>
      <text:list xml:id="list2394787393" text:style-name="L11">
        <text:list-item>
          <text:list>
            <text:list-item>
              <text:p text:style-name="P26">Basic Hello World program, </text:p>
            </text:list-item>
            <text:list-item>
              <text:p text:style-name="P33"><text:span text:style-name="T2">Floating point</text:span><text:span text:style-name="T29"> arithmetic. </text:span></text:p>
            </text:list-item>
            <text:list-item>
              <text:p text:style-name="P26">Input and Output </text:p>
            </text:list-item>
          </text:list>
        </text:list-item>
      </text:list>
      <text:list xml:id="list103609309346442" text:continue-list="list1272266689" text:style-name="L10">
        <text:list-item>
          <text:p text:style-name="P34">Python constructs – <text:span text:style-name="T26">I:</text:span></text:p>
        </text:list-item>
      </text:list>
      <text:list xml:id="list3588298368" text:style-name="L12">
        <text:list-item>
          <text:list>
            <text:list-item>
              <text:p text:style-name="P27"><text:span text:style-name="T26">Strings in python: </text:span>Creation and <text:span text:style-name="T26">m</text:span>anipulation of format strings, </text:p>
            </text:list-item>
            <text:list-item>
              <text:p text:style-name="P35"><text:span text:style-name="T38">C</text:span>onditionals (if-then-else)</text:p>
            </text:list-item>
          </text:list>
        </text:list-item>
      </text:list>
      <text:list xml:id="list103609168792114" text:continue-list="list103609309346442" text:style-name="L10">
        <text:list-item>
          <text:p text:style-name="P37">Python constructs – II:</text:p>
        </text:list-item>
      </text:list>
      <text:list xml:id="list607274770" text:style-name="L21">
        <text:list-item>
          <text:list>
            <text:list-item>
              <text:p text:style-name="P36">Loops (while, for)</text:p>
            </text:list-item>
            <text:list-item>
              <text:p text:style-name="P28"><text:span text:style-name="T25">Lists, dictionaries, tuples</text:span></text:p>
            </text:list-item>
          </text:list>
        </text:list-item>
      </text:list>
      <text:list xml:id="list103610629667557" text:continue-list="list103609168792114" text:style-name="L10">
        <text:list-item>
          <text:p text:style-name="P29">Basic NumPy exercises: </text:p>
        </text:list-item>
      </text:list>
      <text:list xml:id="list4096049707" text:style-name="L13">
        <text:list-item>
          <text:list>
            <text:list-item>
              <text:p text:style-name="P31">Create, reshape, slice and manipulate arrays.</text:p>
            </text:list-item>
            <text:list-item>
              <text:p text:style-name="P38"><text:span text:style-name="T39">A</text:span><text:span text:style-name="T40">verage, sorting, factorial with arrays.</text:span></text:p>
            </text:list-item>
            <text:list-item>
              <text:p text:style-name="P39"><text:span text:style-name="T29">G</text:span><text:span text:style-name="T20">eneration of banded matrices</text:span><text:span text:style-name="T29">, </text:span><text:span text:style-name="T21">populate and extract slices </text:span><text:span text:style-name="T22">of matrices.</text:span></text:p>
            </text:list-item>
          </text:list>
        </text:list-item>
      </text:list>
      <text:list xml:id="list103610694313836" text:continue-list="list103610629667557" text:style-name="L10">
        <text:list-item>
          <text:p text:style-name="P14">Matplotlib session:</text:p>
        </text:list-item>
      </text:list>
      <text:list xml:id="list2529127407" text:style-name="L14">
        <text:list-item>
          <text:list>
            <text:list-item>
              <text:p text:style-name="P15">Data generation and plotting. <text:span text:style-name="T21">Axis labels</text:span></text:p>
            </text:list-item>
            <text:list-item>
              <text:p text:style-name="P15">Plotting of multiple datasets <text:span text:style-name="T21">with</text:span> legend</text:p>
            </text:list-item>
            <text:list-item>
              <text:p text:style-name="P15">The figure and axis object, insets and sub<text:span text:style-name="T20">plots</text:span></text:p>
            </text:list-item>
          </text:list>
        </text:list-item>
      </text:list>
      <text:list xml:id="list103608853703183" text:continue-list="list103610694313836" text:style-name="L10">
        <text:list-item>
          <text:p text:style-name="P14">Curve-fitting using scipy.optimize module </text:p>
        </text:list-item>
      </text:list>
      <text:list xml:id="list565732984" text:style-name="L15">
        <text:list-item>
          <text:list>
            <text:list-item>
              <text:p text:style-name="P16">Linear least squares fit <text:span text:style-name="T20">and fit of exponential data</text:span></text:p>
            </text:list-item>
            <text:list-item>
              <text:p text:style-name="P40">Hypothesis testing by estimation of chi-square.</text:p>
            </text:list-item>
          </text:list>
        </text:list-item>
      </text:list>
      <text:list xml:id="list103609778760207" text:continue-list="list103608853703183" text:style-name="L10">
        <text:list-item>
          <text:p text:style-name="P30">Linear Algebra with NumPy: </text:p>
        </text:list-item>
      </text:list>
      <text:list xml:id="list3875735045" text:style-name="L16">
        <text:list-item>
          <text:list>
            <text:list-item>
              <text:p text:style-name="P32">Quantum Anharmonic oscillator. </text:p>
            </text:list-item>
            <text:list-item>
              <text:p text:style-name="P32">Electrical circuit<text:span text:style-name="T24">s</text:span>, <text:span text:style-name="T24">especially u</text:span><text:span text:style-name="T23">nbalanced W</text:span><text:span text:style-name="T22">heatstone’s </text:span><text:span text:style-name="T23">b</text:span><text:span text:style-name="T22">ridge</text:span></text:p>
            </text:list-item>
          </text:list>
        </text:list-item>
      </text:list>
      <text:list xml:id="list103608760601285" text:continue-list="list103609778760207" text:style-name="L10">
        <text:list-item>
          <text:p text:style-name="P14">Numerical Integration of ordinary differential equations with scipy.integrate.<text:span text:style-name="T27">solve_ivp</text:span>:</text:p>
        </text:list-item>
      </text:list>
      <text:list xml:id="list1346386288" text:style-name="L18">
        <text:list-item>
          <text:list>
            <text:list-item>
              <text:p text:style-name="P41">Simple example <text:span text:style-name="T24">of</text:span> <text:span text:style-name="T24">f</text:span>irst order ODE: <text:span text:style-name="T24">Quantum spin precession.</text:span></text:p>
            </text:list-item>
            <text:list-item>
              <text:p text:style-name="P41">Second order ODE as two first order ODEs: Damped oscillator and van der Pol oscillator</text:p>
            </text:list-item>
          </text:list>
        </text:list-item>
      </text:list>
      <text:p text:style-name="P25"/>
      <text:p text:style-name="P25"/>
      <text:p text:style-name="P25"><text:soft-page-break/></text:p>
      <text:p text:style-name="P3">Summary of Physics Problems covered:</text:p>
      <text:list xml:id="list613315245" text:style-name="L19">
        <text:list-item>
          <text:p text:style-name="P42">Curve-fitting <text:span text:style-name="T22">of datasets</text:span></text:p>
        </text:list-item>
        <text:list-item>
          <text:p text:style-name="P42">Quantum <text:span text:style-name="T22">Anharmonic </text:span>oscillator</text:p>
        </text:list-item>
        <text:list-item>
          <text:p text:style-name="P42">Electrical Circuit<text:span text:style-name="T24">s</text:span> </text:p>
        </text:list-item>
        <text:list-item>
          <text:p text:style-name="P43">Quantum spin precession</text:p>
        </text:list-item>
        <text:list-item>
          <text:p text:style-name="P43">Damped oscillator</text:p>
        </text:list-item>
        <text:list-item>
          <text:p text:style-name="P42">van der Pol Oscillator</text:p>
        </text:list-item>
      </text:list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3:57:24.367081881</meta:creation-date>
    <dc:date>2024-08-05T10:36:08.408541519</dc:date>
    <meta:editing-duration>PT1H12M23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373" meta:character-count="2362" meta:non-whitespace-character-count="2096"/>
  </office:meta>
</office:document-meta>
</file>